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1.372cm" svg:stroke-color="#111111" draw:marker-start-width="0cm" draw:marker-end-width="0cm" draw:fill="solid" draw:fill-color="#996699" draw:textarea-horizontal-align="justify" draw:textarea-vertical-align="middle" draw:auto-grow-height="false" fo:padding-top="0.813cm" fo:padding-bottom="0.813cm" fo:padding-left="0.938cm" fo:padding-right="0.938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2.86cm" svg:x="-6.79cm" svg:y="1.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9cm" svg:height="26.289cm" svg:x="23.598cm" svg:y="-1.6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193cm" svg:height="20.193cm" svg:x="1.889cm" svg:y="1.8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5-01-16T17:25:50.457770862</dc:date>
    <dc:creator>Fernando Bachega</dc:creator>
    <meta:editing-duration>PT2M53S</meta:editing-duration>
    <meta:editing-cycles>3</meta:editing-cycles>
    <meta:generator>LibreOffice/4.2.6.3$Linux_X86_64 LibreOffice_project/420m0$Build-3</meta:generator>
    <meta:document-statistic meta:object-count="3"/>
  </office:meta>
</office:document-meta>
</file>